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4" style:family="table-cell" style:parent-style-name="Default" style:data-style-name="N100">
      <style:table-cell-properties fo:background-color="#7ffe00"/>
    </style:style>
    <style:style style:name="ce26" style:family="table-cell" style:parent-style-name="Default" style:data-style-name="N100">
      <style:table-cell-properties fo:background-color="#fe7f00"/>
    </style:style>
    <style:style style:name="ce25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200"/>
    </style:style>
    <style:style style:name="ce38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2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0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7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2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9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6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4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10"/>
          <table:table-cell table:style-name="ce24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81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table:style-name="Default"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table:style-name="Default"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 table:style-name="Default"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3.6896875</text:p>
          </table:table-cell>
          <table:table-cell table:number-columns-repeated="2"/>
          <table:table-cell office:value-type="string" calcext:value-type="string">
            <text:p>28918.07</text:p>
          </table:table-cell>
          <table:table-cell/>
          <table:table-cell office:value-type="string" calcext:value-type="string">
            <text:p>&gt;907.74</text:p>
          </table:table-cell>
          <table:table-cell table:number-columns-repeated="8"/>
          <table:table-cell office:value-type="string" calcext:value-type="string">
            <text:p>1041.28-135.3664=905.9136 44.8-13%=5.824 =911.7376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1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2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7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5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8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9"/>
          <table:table-cell table:number-columns-repeated="1010"/>
        </table:table-row>
        <table:table-row table:style-name="ro1">
          <table:table-cell table:style-name="ce29" office:value-type="string" calcext:value-type="string">
            <text:p>RU000A100J18 (Домодедово выпуск 2 )</text:p>
          </table:table-cell>
          <table:table-cell table:style-name="ce29" table:number-columns-repeated="12"/>
          <table:table-cell/>
          <table:table-cell table:style-name="ce29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.00.0000</text:date>, <text:time style:data-style-name="N2" text:time-value="19:16:57.02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31T19:27:10.471000000</dc:date>
    <meta:editing-duration>P3DT15H25M20S</meta:editing-duration>
    <meta:editing-cycles>1482</meta:editing-cycles>
    <meta:document-statistic meta:table-count="3" meta:cell-count="8572" meta:object-count="0"/>
  </office:meta>
</office:document-meta>
</file>